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5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9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0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e22e5" officeooo:paragraph-rsid="001e22e5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21" style:family="paragraph" style:parent-style-name="Standard" style:list-style-name="L1">
      <style:paragraph-properties fo:margin-top="0cm" fo:margin-bottom="0cm" style:contextual-spacing="false" fo:line-height="150%" fo:text-align="start" style:justify-single-word="false" style:writing-mode="lr-tb"/>
      <style:text-properties style:font-name="Times New Roman" officeooo:rsid="00151a14" officeooo:paragraph-rsid="00151a14"/>
    </style:style>
    <style:style style:name="P2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e6eba" officeooo:paragraph-rsid="000e6eba"/>
    </style:style>
    <style:style style:name="P2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014a6" officeooo:paragraph-rsid="002014a6"/>
    </style:style>
    <style:style style:name="P2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03cff" officeooo:paragraph-rsid="00203cff"/>
    </style:style>
    <style:style style:name="P2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327ef"/>
    </style:style>
    <style:style style:name="P26" style:family="paragraph" style:parent-style-name="Standard" style:list-style-name="L7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7" style:family="paragraph" style:parent-style-name="Standard" style:list-style-name="L8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26227" officeooo:paragraph-rsid="00226227"/>
    </style:style>
    <style:style style:name="P2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8374c"/>
    </style:style>
    <style:style style:name="P30" style:family="paragraph" style:parent-style-name="Standard" style:list-style-name="L9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9f22e"/>
    </style:style>
    <style:style style:name="P31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5bd00" officeooo:paragraph-rsid="0025bd00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style:style style:name="T5" style:family="text">
      <style:text-properties officeooo:rsid="000f3c8d"/>
    </style:style>
    <style:style style:name="T6" style:family="text">
      <style:text-properties officeooo:rsid="00112bc0"/>
    </style:style>
    <style:style style:name="T7" style:family="text">
      <style:text-properties officeooo:rsid="00146366"/>
    </style:style>
    <style:style style:name="T8" style:family="text">
      <style:text-properties officeooo:rsid="00151a14"/>
    </style:style>
    <style:style style:name="T9" style:family="text">
      <style:text-properties officeooo:rsid="0019f22e"/>
    </style:style>
    <style:style style:name="T10" style:family="text">
      <style:text-properties officeooo:rsid="001a5922"/>
    </style:style>
    <style:style style:name="T11" style:family="text">
      <style:text-properties officeooo:rsid="001c611e"/>
    </style:style>
    <style:style style:name="T12" style:family="text">
      <style:text-properties officeooo:rsid="001e22e5"/>
    </style:style>
    <style:style style:name="T13" style:family="text">
      <style:text-properties officeooo:rsid="002014a6"/>
    </style:style>
    <style:style style:name="T14" style:family="text">
      <style:text-properties officeooo:rsid="002434c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Writrating</text:span> API</text:p>
      <text:p text:style-name="P1"/>
      <text:p text:style-name="P1"/>
      <text:list xml:id="list3151270951" text:style-name="L1">
        <text:list-item>
          <text:p text:style-name="P2">Version1:</text:p>
          <text:list>
            <text:list-item>
              <text:p text:style-name="P2">Base domain name:</text:p>
              <text:list>
                <text:list-item>
                  <text:p text:style-name="P2">Primary: api.domainName/v1/</text:p>
                </text:list-item>
                <text:list-item>
                  <text:p text:style-name="P2">Secondary: domainName/api/v1/ </text:p>
                </text:list-item>
              </text:list>
            </text:list-item>
            <text:list-item>
              <text:p text:style-name="P2">Parts:</text:p>
              <text:list>
                <text:list-item>
                  <text:p text:style-name="P2">Devices:</text:p>
                  <text:list>
                    <text:list-item>
                      <text:p text:style-name="P2">List of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pecific device detail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&lt;string:slug&gt;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dd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add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Edit devices:</text:p>
                      <text:list>
                        <text:list-item>
                          <text:p text:style-name="P2"><text:soft-page-break/>URL:</text:p>
                          <text:list>
                            <text:list-item>
                              <text:p text:style-name="P2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elete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813978303765" text:continue-list="list315127095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s:</text:p>
                          <text:list>
                            <text:list-item>
                              <text:p text:style-name="P2">DELETE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eck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814313292422" text:continue-list="list14281397830376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Validator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Blogs:</text:p>
                  <text:list>
                    <text:list-item>
                      <text:p text:style-name="P13">List <text:span text:style-name="T2">of blogs</text:span>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15">ApiBaseDomainName/blogs/list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15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5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oft-page-break/>Specific blogs details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7">ApiBaseDomainName/blogs/&lt;string:slug&gt;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7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Add blog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7">ApiBaseDomainName/blogs/add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7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Edit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815358312924" text:continue-list="list14281431329242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Delete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814915939330" text:continue-list="list14281535831292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7">DELETE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Check blogs:</text:p>
                      <text:list>
                        <text:list-item>
                          <text:p text:style-name="P15"><text:soft-page-break/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814403159655" text:continue-list="list14281491593933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6">validator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Reviews:</text:p>
                  <text:list>
                    <text:list-item>
                      <text:p text:style-name="P7">List of reviews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lis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pecific review’s data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add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add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edit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<text:soft-page-break/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PATCH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DELETE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heck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validator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User Interactions:</text:p>
                  <text:list>
                    <text:list-item>
                      <text:p text:style-name="P8">Compare devices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9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T4">Commenting</text:span>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<text:soft-page-break/>ApiBaseDomainName/interactions/comment/</text:p>
                            </text:list-item>
                          </text:list>
                        </text:list-item>
                        <text:list-item>
                          <text:p text:style-name="P16">Method<text:span text:style-name="T4">s</text:span>:</text:p>
                          <text:list>
                            <text:list-item>
                              <text:p text:style-name="P19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 can POST dat<text:span text:style-name="T6">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T4">Reporting system</text:span>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ApiBaseDomainName/interactions/reports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9">POST</text:p>
                            </text:list-item>
                            <text:list-item>
                              <text:p text:style-name="P12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 <text:span text:style-name="T12">can POST data</text:span></text:p>
                            </text:list-item>
                            <text:list-item>
                              <text:p text:style-name="P12">Only validators and superusers can GET all data</text:p>
                            </text:list-item>
                            <text:list-item>
                              <text:p text:style-name="P12">Owners can get their response (GE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<text:span text:style-name="T7">List of all </text:span><text:span text:style-name="T12">devices names</text:span>:</text:p>
                      <text:list>
                        <text:list-item>
                          <text:p text:style-name="P20">URL:</text:p>
                          <text:list>
                            <text:list-item>
                              <text:p text:style-name="P20">ApiBaseDomainName/interactions/<text:span text:style-name="T8">names</text:span>/</text:p>
                            </text:list-item>
                          </text:list>
                        </text:list-item>
                        <text:list-item>
                          <text:p text:style-name="P21">Method:</text:p>
                          <text:list>
                            <text:list-item>
                              <text:p text:style-name="P21">GET</text:p>
                            </text:list-item>
                          </text:list>
                        </text:list-item>
                        <text:list-item>
                          <text:p text:style-name="P21">Permissions:</text:p>
                          <text:list>
                            <text:list-item>
                              <text:p text:style-name="P21">Everyone has access to GET dat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Users:</text:p>
                  <text:list>
                    <text:list-item>
                      <text:p text:style-name="P22">Profile:</text:p>
                      <text:list>
                        <text:list-item>
                          <text:p text:style-name="P22">URL:</text:p>
                          <text:list>
                            <text:list-item>
                              <text:p text:style-name="P22">ApiBaseDomainName/accounts/profile/&lt;<text:span text:style-name="T5">string:username&gt;/</text:span></text:p>
                            </text:list-item>
                          </text:list>
                        </text:list-item>
                        <text:list-item>
                          <text:p text:style-name="P22">Methods:</text:p>
                          <text:list>
                            <text:list-item>
                              <text:p text:style-name="P22">GET</text:p>
                            </text:list-item>
                            <text:list-item>
                              <text:p text:style-name="P23">PATCH</text:p>
                            </text:list-item>
                          </text:list>
                        </text:list-item>
                        <text:list-item>
                          <text:p text:style-name="P22">Permissions:</text:p>
                          <text:list>
                            <text:list-item>
                              <text:p text:style-name="P22">All logged in users can see profile(GET, <text:span text:style-name="T10">and </text:span><text:span text:style-name="T13">PATCH</text:span> data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ign-up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<text:soft-page-break/>ApiBaseDomainName/accounts/sign-up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Everyone can sign-up in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in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login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Everyone can login to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out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logou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Only logged in users can logout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account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delete-accoun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4">DELETE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Only logged in users can delete their accou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Change password:</text:p>
                      <text:list>
                        <text:list-item>
                          <text:p text:style-name="P2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6">ApiBaseDomainName/accounts/change-password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814253227647" text:continue-list="list14281440315965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Method:</text:p>
                          <text:list>
                            <text:list-item>
                              <text:p text:style-name="P28">PATCH</text:p>
                            </text:list-item>
                          </text:list>
                        </text:list-item>
                        <text:list-item>
                          <text:p text:style-name="P25">Permissions:</text:p>
                          <text:list>
                            <text:list-item>
                              <text:p text:style-name="P25">All logged in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oft-page-break/><text:s/>Password recovery:</text:p>
                      <text:list>
                        <text:list-item>
                          <text:p text:style-name="P2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7">ApiBaseDomainName/accounts/password-recovery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814811488411" text:continue-list="list14281425322764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Method:</text:p>
                          <text:list>
                            <text:list-item>
                              <text:p text:style-name="P25">POST</text:p>
                            </text:list-item>
                          </text:list>
                        </text:list-item>
                        <text:list-item>
                          <text:p text:style-name="P25">Permissions:</text:p>
                          <text:list>
                            <text:list-item>
                              <text:p text:style-name="P25">Everyone can recover their password</text:p>
                              <text:p text:style-name="P25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9">Password recovery verification</text:span>:</text:p>
                      <text:list>
                        <text:list-item>
                          <text:p text:style-name="P29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0">ApiBaseDomainName/accounts/password-recovery/<text:span text:style-name="T14">validation</text:span>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4281481148841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Method:</text:p>
                          <text:list>
                            <text:list-item>
                              <text:p text:style-name="P31">POST</text:p>
                            </text:list-item>
                          </text:list>
                        </text:list-item>
                        <text:list-item>
                          <text:p text:style-name="P29">Permissions:</text:p>
                          <text:list>
                            <text:list-item>
                              <text:p text:style-name="P29">Everyo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5-01-24T14:28:13.517000000</dc:date>
    <meta:editing-duration>PT7H27M55S</meta:editing-duration>
    <meta:editing-cycles>28</meta:editing-cycles>
    <meta:generator>LibreOffice/7.6.0.3$Windows_X86_64 LibreOffice_project/69edd8b8ebc41d00b4de3915dc82f8f0fc3b6265</meta:generator>
    <meta:print-date>2025-01-24T13:29:02.834000000</meta:print-date>
    <meta:printed-by>PDF files</meta:printed-by>
    <meta:document-statistic meta:table-count="0" meta:image-count="0" meta:object-count="0" meta:page-count="8" meta:paragraph-count="241" meta:word-count="620" meta:character-count="3832" meta:non-whitespace-character-count="3690"/>
  </office:meta>
</office:document-meta>
</file>